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Beta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ock</text:p>
          </table:table-cell>
          <table:table-cell office:value-type="string">
            <text:p>Current (R$)</text:p>
          </table:table-cell>
          <table:table-cell office:value-type="string">
            <text:p>Yday (R$)</text:p>
          </table:table-cell>
          <table:table-cell office:value-type="string">
            <text:p>Delta1 (R$)</text:p>
          </table:table-cell>
          <table:table-cell office:value-type="string">
            <text:p>Delta2 (%)</text:p>
          </table:table-cell>
          <table:table-cell office:value-type="string">
            <text:p>Beta</text:p>
          </table:table-cell>
        </table:table-row>
        <table:table-row>
          <table:table-cell office:value-type="string">
            <text:p>PETR4.SA</text:p>
          </table:table-cell>
          <table:table-cell office:value="34.119998931884766" office:value-type="float"/>
          <table:table-cell office:value="33.7599983215332" office:value-type="float"/>
          <table:table-cell office:value="0.3600006103515625" office:value-type="float"/>
          <table:table-cell office:value="1.07" office:value-type="float"/>
          <table:table-cell office:value="3.34" office:value-type="float"/>
        </table:table-row>
        <table:table-row>
          <table:table-cell office:value-type="string">
            <text:p>VALE3.SA</text:p>
          </table:table-cell>
          <table:table-cell office:value="68.63999938964844" office:value-type="float"/>
          <table:table-cell office:value="67.5" office:value-type="float"/>
          <table:table-cell office:value="1.1399993896484375" office:value-type="float"/>
          <table:table-cell office:value="1.69" office:value-type="float"/>
          <table:table-cell office:value="5.28" office:value-type="float"/>
        </table:table-row>
        <table:table-row>
          <table:table-cell office:value-type="string">
            <text:p>ABEV3.SA</text:p>
          </table:table-cell>
          <table:table-cell office:value="13.15999984741211" office:value-type="float"/>
          <table:table-cell office:value="13.239999771118164" office:value-type="float"/>
          <table:table-cell office:value="-0.07999992370605469" office:value-type="float"/>
          <table:table-cell office:value="-0.6" office:value-type="float"/>
          <table:table-cell office:value="-1.88" office:value-type="float"/>
        </table:table-row>
        <table:table-row>
          <table:table-cell office:value-type="string">
            <text:p>ITUB4.SA</text:p>
          </table:table-cell>
          <table:table-cell office:value="26.950000762939453" office:value-type="float"/>
          <table:table-cell office:value="26.989999771118164" office:value-type="float"/>
          <table:table-cell office:value="-0.03999900817871094" office:value-type="float"/>
          <table:table-cell office:value="-0.15" office:value-type="float"/>
          <table:table-cell office:value="-0.47" office:value-type="float"/>
        </table:table-row>
        <table:table-row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Port Var (%)</text:p>
          </table:table-cell>
          <table:table-cell office:value-type="string">
            <text:p>IBOV Var (%)</text:p>
          </table:table-cell>
          <table:table-cell office:value-type="string">
            <text:p>Bet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="0.98" office:value-type="float"/>
          <table:table-cell office:value="0.32" office:value-type="float"/>
          <table:table-cell office:value="3.06" office:value-type="float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Current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ock</text:p>
          </table:table-cell>
          <table:table-cell office:value-type="string">
            <text:p>Shares</text:p>
          </table:table-cell>
          <table:table-cell office:value-type="string">
            <text:p>Current (R$)</text:p>
          </table:table-cell>
          <table:table-cell office:value-type="string">
            <text:p>Total (R$)</text:p>
          </table:table-cell>
          <table:table-cell office:value-type="string">
            <text:p>Delta1 (R$)</text:p>
          </table:table-cell>
          <table:table-cell office:value-type="string">
            <text:p>Delta2 (%)</text:p>
          </table:table-cell>
        </table:table-row>
        <table:table-row>
          <table:table-cell office:value-type="string">
            <text:p>PETR4.SA</text:p>
          </table:table-cell>
          <table:table-cell office:value="1" office:value-type="float"/>
          <table:table-cell office:value="34.11000061035156" office:value-type="float"/>
          <table:table-cell office:value="34.11000061035156" office:value-type="float"/>
          <table:table-cell office:value="-0.08999938964844034" office:value-type="float"/>
          <table:table-cell office:value="-0.26" office:value-type="float"/>
        </table:table-row>
        <table:table-row>
          <table:table-cell office:value-type="string">
            <text:p>VALE3.SA</text:p>
          </table:table-cell>
          <table:table-cell office:value="1" office:value-type="float"/>
          <table:table-cell office:value="68.63999938964844" office:value-type="float"/>
          <table:table-cell office:value="68.63999938964844" office:value-type="float"/>
          <table:table-cell office:value="-0.06000061035156534" office:value-type="float"/>
          <table:table-cell office:value="-0.09" office:value-type="float"/>
        </table:table-row>
        <table:table-row>
          <table:table-cell office:value-type="string">
            <text:p>ABEV3.SA</text:p>
          </table:table-cell>
          <table:table-cell office:value="1" office:value-type="float"/>
          <table:table-cell office:value="13.15999984741211" office:value-type="float"/>
          <table:table-cell office:value="13.15999984741211" office:value-type="float"/>
          <table:table-cell office:value="-0.08000015258789084" office:value-type="float"/>
          <table:table-cell office:value="-0.6" office:value-type="float"/>
        </table:table-row>
        <table:table-row>
          <table:table-cell office:value-type="string">
            <text:p>ITUB4.SA</text:p>
          </table:table-cell>
          <table:table-cell office:value="1" office:value-type="float"/>
          <table:table-cell office:value="26.959999084472656" office:value-type="float"/>
          <table:table-cell office:value="26.959999084472656" office:value-type="float"/>
          <table:table-cell office:value="-0.07000091552734489" office:value-type="float"/>
          <table:table-cell office:value="-0.26" office:value-type="float"/>
        </table:table-row>
        <table:table-row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Total Inv (R$)</text:p>
          </table:table-cell>
          <table:table-cell office:value-type="string">
            <text:p>Current Val (R$)</text:p>
          </table:table-cell>
          <table:table-cell office:value-type="string">
            <text:p>Delta1 (R$)</text:p>
          </table:table-cell>
          <table:table-cell office:value-type="string">
            <text:p>Delta2 (%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="143.17" office:value-type="float"/>
          <table:table-cell office:value="142.86999893188477" office:value-type="float"/>
          <table:table-cell office:value="-0.30000106811522187" office:value-type="float"/>
          <table:table-cell office:value="-0.2095418510269064" office:value-type="float"/>
          <table:table-cell office:value-type="string">
            <text:p/>
          </table:table-cell>
          <table:table-cell office:value-type="string">
            <text:p/>
          </table:table-cell>
        </table:table-row>
      </table:table>
      <table:table table:name="Mkt Cap">
        <table:table-column/>
        <table:table-column/>
        <table:table-column/>
        <table:table-column/>
        <table:table-row>
          <table:table-cell office:value-type="string">
            <text:p>Stock</text:p>
          </table:table-cell>
          <table:table-cell office:value-type="string">
            <text:p>Current (R$)</text:p>
          </table:table-cell>
          <table:table-cell office:value-type="string">
            <text:p>Total Shares</text:p>
          </table:table-cell>
          <table:table-cell office:value-type="string">
            <text:p>Mkt. Cap. (R$)</text:p>
          </table:table-cell>
        </table:table-row>
        <table:table-row>
          <table:table-cell office:value-type="string">
            <text:p>PETR4.SA</text:p>
          </table:table-cell>
          <table:table-cell office:value="34.11000061035156" office:value-type="float"/>
          <table:table-cell office:value="13729800192" office:value-type="float"/>
          <table:table-cell office:value="468323492929.125" office:value-type="float"/>
        </table:table-row>
        <table:table-row>
          <table:table-cell office:value-type="string">
            <text:p>VALE3.SA</text:p>
          </table:table-cell>
          <table:table-cell office:value="68.6500015258789" office:value-type="float"/>
          <table:table-cell office:value="4309009920" office:value-type="float"/>
          <table:table-cell office:value="295813537583.02734" office:value-type="float"/>
        </table:table-row>
        <table:table-row>
          <table:table-cell office:value-type="string">
            <text:p>ABEV3.SA</text:p>
          </table:table-cell>
          <table:table-cell office:value="13.15999984741211" office:value-type="float"/>
          <table:table-cell office:value="16020200448" office:value-type="float"/>
          <table:table-cell office:value="210825835451.1914" office:value-type="float"/>
        </table:table-row>
        <table:table-row>
          <table:table-cell office:value-type="string">
            <text:p>ITUB4.SA</text:p>
          </table:table-cell>
          <table:table-cell office:value="26.959999084472656" office:value-type="float"/>
          <table:table-cell office:value="9084019712" office:value-type="float"/>
          <table:table-cell office:value="244905163118.85156" office:value-type="float"/>
        </table:table-row>
      </table:table>
      <table:table table:name="Regn">
        <table:table-column/>
        <table:table-column/>
        <table:table-column/>
        <table:table-column/>
        <table:table-column/>
        <table:table-row>
          <table:table-cell office:value-type="string">
            <text:p>Date</text:p>
          </table:table-cell>
          <table:table-cell office:value-type="string">
            <text:p>Port Value (R$)</text:p>
          </table:table-cell>
          <table:table-cell office:value-type="string">
            <text:p>Delta1 (R$)</text:p>
          </table:table-cell>
          <table:table-cell office:value-type="string">
            <text:p>Delta2 (%)</text:p>
          </table:table-cell>
          <table:table-cell office:value-type="string">
            <text:p/>
          </table:table-cell>
        </table:table-row>
        <table:table-row>
          <table:table-cell office:value-type="string">
            <text:p>2023-08-25</text:p>
          </table:table-cell>
          <table:table-cell office:value="134.60999999999999" office:value-type="float"/>
          <table:table-cell office:value="-8.560000000000002" office:value-type="float"/>
          <table:table-cell office:value="-5.978906195432006" office:value-type="float"/>
          <table:table-cell office:value-type="string">
            <text:p/>
          </table:table-cell>
        </table:table-row>
        <table:table-row>
          <table:table-cell office:value-type="string">
            <text:p>2023-08-28</text:p>
          </table:table-cell>
          <table:table-cell office:value="136.98" office:value-type="float"/>
          <table:table-cell office:value="-6.189999999999998" office:value-type="float"/>
          <table:table-cell office:value="-4.323531466089263" office:value-type="float"/>
          <table:table-cell office:value-type="string">
            <text:p/>
          </table:table-cell>
        </table:table-row>
        <table:table-row>
          <table:table-cell office:value-type="string">
            <text:p>2023-08-29</text:p>
          </table:table-cell>
          <table:table-cell office:value="139.55" office:value-type="float"/>
          <table:table-cell office:value="-3.619999999999976" office:value-type="float"/>
          <table:table-cell office:value="-2.5284626667597796" office:value-type="float"/>
          <table:table-cell office:value-type="string">
            <text:p/>
          </table:table-cell>
        </table:table-row>
        <table:table-row>
          <table:table-cell office:value-type="string">
            <text:p>2023-08-30</text:p>
          </table:table-cell>
          <table:table-cell office:value="139.16000000000003" office:value-type="float"/>
          <table:table-cell office:value="-4.0099999999999625" office:value-type="float"/>
          <table:table-cell office:value="-2.8008661032338917" office:value-type="float"/>
          <table:table-cell office:value-type="string">
            <text:p/>
          </table:table-cell>
        </table:table-row>
        <table:table-row>
          <table:table-cell office:value-type="string">
            <text:p>2023-08-31</text:p>
          </table:table-cell>
          <table:table-cell office:value="138.0" office:value-type="float"/>
          <table:table-cell office:value="-5.1699999999999875" office:value-type="float"/>
          <table:table-cell office:value="-3.6110917091569377" office:value-type="float"/>
          <table:table-cell office:value-type="string">
            <text:p/>
          </table:table-cell>
        </table:table-row>
        <table:table-row>
          <table:table-cell office:value-type="string">
            <text:p>2023-09-01</text:p>
          </table:table-cell>
          <table:table-cell office:value="142.76999999999998" office:value-type="float"/>
          <table:table-cell office:value="-0.4000000000000057" office:value-type="float"/>
          <table:table-cell office:value="-0.2793881399734621" office:value-type="float"/>
          <table:table-cell office:value-type="string">
            <text:p/>
          </table:table-cell>
        </table:table-row>
        <table:table-row>
          <table:table-cell office:value-type="string">
            <text:p>2023-09-04</text:p>
          </table:table-cell>
          <table:table-cell office:value="142.68" office:value-type="float"/>
          <table:table-cell office:value="-0.4899999999999807" office:value-type="float"/>
          <table:table-cell office:value="-0.3422504714674727" office:value-type="float"/>
          <table:table-cell office:value-type="string">
            <text:p/>
          </table:table-cell>
        </table:table-row>
        <table:table-row>
          <table:table-cell office:value-type="string">
            <text:p>2023-09-05</text:p>
          </table:table-cell>
          <table:table-cell office:value="143.20999999999998" office:value-type="float"/>
          <table:table-cell office:value="0.03999999999999204" office:value-type="float"/>
          <table:table-cell office:value="0.027938813997340255" office:value-type="float"/>
          <table:table-cell office:value-type="string">
            <text:p/>
          </table:table-cell>
        </table:table-row>
        <table:table-row>
          <table:table-cell office:value-type="string">
            <text:p>2023-09-06</text:p>
          </table:table-cell>
          <table:table-cell office:value="141.95999999999998" office:value-type="float"/>
          <table:table-cell office:value="-1.210000000000008" office:value-type="float"/>
          <table:table-cell office:value="-0.8451491234197165" office:value-type="float"/>
          <table:table-cell office:value-type="string">
            <text:p/>
          </table:table-cell>
        </table:table-row>
        <table:table-row>
          <table:table-cell office:value-type="string">
            <text:p>2023-09-08</text:p>
          </table:table-cell>
          <table:table-cell office:value="140.32" office:value-type="float"/>
          <table:table-cell office:value="-2.8499999999999943" office:value-type="float"/>
          <table:table-cell office:value="-1.9906404973108853" office:value-type="float"/>
          <table:table-cell office:value-type="string">
            <text:p/>
          </table:table-cell>
        </table:table-row>
        <table:table-row>
          <table:table-cell office:value-type="string">
            <text:p>2023-09-11</text:p>
          </table:table-cell>
          <table:table-cell office:value="142.08999999999997" office:value-type="float"/>
          <table:table-cell office:value="-1.0800000000000125" office:value-type="float"/>
          <table:table-cell office:value="-0.7543479779283457" office:value-type="float"/>
          <table:table-cell office:value-type="string">
            <text:p/>
          </table:table-cell>
        </table:table-row>
        <table:table-row>
          <table:table-cell office:value-type="string">
            <text:p>2023-09-12</text:p>
          </table:table-cell>
          <table:table-cell office:value="142.2" office:value-type="float"/>
          <table:table-cell office:value="-0.9699999999999989" office:value-type="float"/>
          <table:table-cell office:value="-0.6775162394356352" office:value-type="float"/>
          <table:table-cell office:value-type="string">
            <text:p/>
          </table:table-cell>
        </table:table-row>
        <table:table-row>
          <table:table-cell office:value-type="string">
            <text:p>2023-09-13</text:p>
          </table:table-cell>
          <table:table-cell office:value="141.51" office:value-type="float"/>
          <table:table-cell office:value="-1.6599999999999966" office:value-type="float"/>
          <table:table-cell office:value="-1.159460780889849" office:value-type="float"/>
          <table:table-cell office:value-type="string">
            <text:p/>
          </table:table-cell>
        </table:table-row>
        <table:table-row>
          <table:table-cell office:value-type="string">
            <text:p>2023-09-14</text:p>
          </table:table-cell>
          <table:table-cell office:value="144.89" office:value-type="float"/>
          <table:table-cell office:value="1.7199999999999989" office:value-type="float"/>
          <table:table-cell office:value="1.2013690018858691" office:value-type="float"/>
          <table:table-cell office:value-type="string">
            <text:p/>
          </table:table-cell>
        </table:table-row>
        <table:table-row>
          <table:table-cell office:value-type="string">
            <text:p>2023-09-15</text:p>
          </table:table-cell>
          <table:table-cell office:value="144.16000000000003" office:value-type="float"/>
          <table:table-cell office:value="0.9900000000000375" office:value-type="float"/>
          <table:table-cell office:value="0.6914856464343351" office:value-type="float"/>
          <table:table-cell office:value-type="string">
            <text:p/>
          </table:table-cell>
        </table:table-row>
        <table:table-row>
          <table:table-cell office:value-type="string">
            <text:p>2023-09-18</text:p>
          </table:table-cell>
          <table:table-cell office:value="143.48" office:value-type="float"/>
          <table:table-cell office:value="0.3100000000000023" office:value-type="float"/>
          <table:table-cell office:value="0.21652580847943165" office:value-type="float"/>
          <table:table-cell office:value-type="string">
            <text:p/>
          </table:table-cell>
        </table:table-row>
        <table:table-row>
          <table:table-cell office:value-type="string">
            <text:p>2023-09-19</text:p>
          </table:table-cell>
          <table:table-cell office:value="143.65" office:value-type="float"/>
          <table:table-cell office:value="0.4800000000000182" office:value-type="float"/>
          <table:table-cell office:value="0.3352657679681625" office:value-type="float"/>
          <table:table-cell office:value-type="string">
            <text:p/>
          </table:table-cell>
        </table:table-row>
        <table:table-row>
          <table:table-cell office:value-type="string">
            <text:p>2023-09-20</text:p>
          </table:table-cell>
          <table:table-cell office:value="144.69" office:value-type="float"/>
          <table:table-cell office:value="1.5200000000000102" office:value-type="float"/>
          <table:table-cell office:value="1.061674931899148" office:value-type="float"/>
          <table:table-cell office:value-type="string">
            <text:p/>
          </table:table-cell>
        </table:table-row>
        <table:table-row>
          <table:table-cell office:value-type="string">
            <text:p>2023-09-21</text:p>
          </table:table-cell>
          <table:table-cell office:value="141.49" office:value-type="float"/>
          <table:table-cell office:value="-1.6799999999999784" office:value-type="float"/>
          <table:table-cell office:value="-1.1734301878885092" office:value-type="float"/>
          <table:table-cell office:value-type="string">
            <text:p/>
          </table:table-cell>
        </table:table-row>
        <table:table-row>
          <table:table-cell office:value-type="string">
            <text:p>2023-09-22</text:p>
          </table:table-cell>
          <table:table-cell office:value="142.89000000000001" office:value-type="float"/>
          <table:table-cell office:value="-0.2799999999999727" office:value-type="float"/>
          <table:table-cell office:value="-0.19557169798140164" office:value-type="float"/>
          <table:table-cell office:value-type="string">
            <text:p/>
          </table:table-cell>
        </table:table-row>
        <table:table-row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/>
          </table:table-cell>
        </table:table-row>
        <table:table-row>
          <table:table-cell office:value-type="string">
            <text:p>Period (days)</text:p>
          </table:table-cell>
          <table:table-cell office:value-type="string">
            <text:p>Forecast (days)</text:p>
          </table:table-cell>
          <table:table-cell office:value-type="string">
            <text:p>Forecast (R$)</text:p>
          </table:table-cell>
          <table:table-cell office:value-type="string">
            <text:p>Slope (R$/day)</text:p>
          </table:table-cell>
          <table:table-cell office:value-type="string">
            <text:p>Intercept (R$)</text:p>
          </table:table-cell>
        </table:table-row>
        <table:table-row>
          <table:table-cell office:value="20" office:value-type="float"/>
          <table:table-cell office:value="21" office:value-type="float"/>
          <table:table-cell office:value="145.08063157894736" office:value-type="float"/>
          <table:table-cell office:value="0.339631578947369" office:value-type="float"/>
          <table:table-cell office:value="137.9483684210526" office:value-type="float"/>
        </table:table-row>
      </table:table>
      <table:table table:name="Stocks">
        <table:table-column/>
        <table:table-column/>
        <table:table-column/>
        <table:table-column/>
        <table:table-row>
          <table:table-cell office:value-type="string">
            <text:p>Stock</text:p>
          </table:table-cell>
          <table:table-cell office:value-type="string">
            <text:p>Shares</text:p>
          </table:table-cell>
          <table:table-cell office:value-type="string">
            <text:p>Total (R$)</text:p>
          </table:table-cell>
          <table:table-cell office:value-type="string">
            <text:p>Average (R$)</text:p>
          </table:table-cell>
        </table:table-row>
        <table:table-row>
          <table:table-cell office:value-type="string">
            <text:p>PETR4.SA</text:p>
          </table:table-cell>
          <table:table-cell office:value="1" office:value-type="float"/>
          <table:table-cell office:value="34.2" office:value-type="float"/>
          <table:table-cell office:value="34.2" office:value-type="float"/>
        </table:table-row>
        <table:table-row>
          <table:table-cell office:value-type="string">
            <text:p>VALE3.SA</text:p>
          </table:table-cell>
          <table:table-cell office:value="1" office:value-type="float"/>
          <table:table-cell office:value="68.7" office:value-type="float"/>
          <table:table-cell office:value="68.7" office:value-type="float"/>
        </table:table-row>
        <table:table-row>
          <table:table-cell office:value-type="string">
            <text:p>ABEV3.SA</text:p>
          </table:table-cell>
          <table:table-cell office:value="1" office:value-type="float"/>
          <table:table-cell office:value="13.24" office:value-type="float"/>
          <table:table-cell office:value="13.24" office:value-type="float"/>
        </table:table-row>
        <table:table-row>
          <table:table-cell office:value-type="string">
            <text:p>ITUB4.SA</text:p>
          </table:table-cell>
          <table:table-cell office:value="1" office:value-type="float"/>
          <table:table-cell office:value="27.03" office:value-type="float"/>
          <table:table-cell office:value="27.03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9-22T13:22:05.015134</meta:creation-date>
    <dc:date>2023-09-22T13:22:05.020317</dc:date>
    <meta:generator>http://pypi.python.org/pypi/ezodf/0.1.0$Python3.10.12 (main, Jun 11 2023, 05:26:28) [GCC 11.4.0]</meta:generator>
    <meta:document-statistic/>
    <meta:editing-cycles>1</meta:editing-cycles>
  </office:meta>
</office:document-meta>
</file>